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748in"/>
    </style:style>
    <style:style style:name="co2" style:family="table-column">
      <style:table-column-properties fo:break-before="auto" style:column-width="0.8398in"/>
    </style:style>
    <style:style style:name="co3" style:family="table-column">
      <style:table-column-properties fo:break-before="auto" style:column-width="0.6898in"/>
    </style:style>
    <style:style style:name="co4" style:family="table-column">
      <style:table-column-properties fo:break-before="auto" style:column-width="0.7646in"/>
    </style:style>
    <style:style style:name="co5" style:family="table-column">
      <style:table-column-properties fo:break-before="auto" style:column-width="0.2709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1.43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lambda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number-columns-repeated="2" table:default-cell-style-name="Default"/>
        <table:table-column table:style-name="co6" table:number-columns-repeated="5" table:default-cell-style-name="Default"/>
        <table:table-column table:style-name="co7" table:default-cell-style-name="Default"/>
        <table:table-column table:style-name="co6" table:number-columns-repeated="9" table:default-cell-style-name="Default"/>
        <table:table-column table:style-name="co7" table:default-cell-style-name="Default"/>
        <table:table-row table:style-name="ro1">
          <table:table-cell table:number-columns-repeated="9"/>
          <table:table-cell office:value-type="string" calcext:value-type="string">
            <text:p>Percentages</text:p>
          </table:table-cell>
          <table:table-cell table:number-columns-repeated="3"/>
          <table:table-cell office:value-type="string" calcext:value-type="string">
            <text:p>New Percentages</text:p>
          </table:table-cell>
          <table:table-cell table:number-columns-repeated="3"/>
          <table:table-cell office:value-type="string" calcext:value-type="string">
            <text:p>Revis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ron Man Experience </text:p>
          </table:table-cell>
          <table:table-cell office:value-type="float" office:value="9.099542" calcext:value-type="float">
            <text:p>9.099542</text:p>
          </table:table-cell>
          <table:table-cell office:value-type="float" office:value="0.042796" calcext:value-type="float">
            <text:p>0.042796</text:p>
          </table:table-cell>
          <table:table-cell office:value-type="float" office:value="10.979919" calcext:value-type="float">
            <text:p>10.979919</text:p>
          </table:table-cell>
          <table:table-cell office:value-type="float" office:value="0.024901" calcext:value-type="float">
            <text:p>0.024901</text:p>
          </table:table-cell>
          <table:table-cell office:value-type="float" office:value="11" calcext:value-type="float">
            <text:p>11</text:p>
          </table:table-cell>
          <table:table-cell office:value-type="float" office:value="0.169981" calcext:value-type="float">
            <text:p>0.169981</text:p>
          </table:table-cell>
          <table:table-cell office:value-type="float" office:value="0.098904" calcext:value-type="float">
            <text:p>0.098904</text:p>
          </table:table-cell>
          <table:table-cell/>
          <table:table-cell table:formula="of:=[.B2]/[.$T$7]" office:value-type="float" office:value="0.0132916594006198" calcext:value-type="float">
            <text:p>0.0132916594006198</text:p>
          </table:table-cell>
          <table:table-cell/>
          <table:table-cell table:formula="of:=[.J2]*100" office:value-type="float" office:value="1.32916594006198" calcext:value-type="float">
            <text:p>1.32916594006198</text:p>
          </table:table-cell>
          <table:table-cell/>
          <table:table-cell table:formula="of:=[.B2]/([.$T$7] + [.$X$7])" office:value-type="float" office:value="0.012911566329149" calcext:value-type="float">
            <text:p>0.012911566329149</text:p>
          </table:table-cell>
          <table:table-cell/>
          <table:table-cell table:formula="of:=[.N2]*100" office:value-type="float" office:value="1.2911566329149" calcext:value-type="float">
            <text:p>1.2911566329149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umbo The Flying Elephant </text:p>
          </table:table-cell>
          <table:table-cell office:value-type="float" office:value="11.623276" calcext:value-type="float">
            <text:p>11.623276</text:p>
          </table:table-cell>
          <table:table-cell office:value-type="float" office:value="0.045771" calcext:value-type="float">
            <text:p>0.045771</text:p>
          </table:table-cell>
          <table:table-cell office:value-type="float" office:value="32.017371" calcext:value-type="float">
            <text:p>32.017371</text:p>
          </table:table-cell>
          <table:table-cell office:value-type="float" office:value="0.016194" calcext:value-type="float">
            <text:p>0.016194</text:p>
          </table:table-cell>
          <table:table-cell office:value-type="float" office:value="32" calcext:value-type="float">
            <text:p>32</text:p>
          </table:table-cell>
          <table:table-cell office:value-type="float" office:value="0.181798" calcext:value-type="float">
            <text:p>0.181798</text:p>
          </table:table-cell>
          <table:table-cell office:value-type="float" office:value="0.064321" calcext:value-type="float">
            <text:p>0.064321</text:p>
          </table:table-cell>
          <table:table-cell/>
          <table:table-cell table:formula="of:=[.B3]/[.$T$7]" office:value-type="float" office:value="0.0169780661171078" calcext:value-type="float">
            <text:p>0.0169780661171078</text:p>
          </table:table-cell>
          <table:table-cell/>
          <table:table-cell table:formula="of:=[.J3]*100" office:value-type="float" office:value="1.69780661171078" calcext:value-type="float">
            <text:p>1.69780661171078</text:p>
          </table:table-cell>
          <table:table-cell/>
          <table:table-cell table:formula="of:=[.B3]/([.$T$7] + [.$X$7])" office:value-type="float" office:value="0.0164925552336596" calcext:value-type="float">
            <text:p>0.0164925552336596</text:p>
          </table:table-cell>
          <table:table-cell/>
          <table:table-cell table:formula="of:=[.N3]*100" office:value-type="float" office:value="1.64925552336596" calcext:value-type="float">
            <text:p>1.64925552336596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oy Soldier Parachute Drop </text:p>
          </table:table-cell>
          <table:table-cell office:value-type="float" office:value="20.173808" calcext:value-type="float">
            <text:p>20.173808</text:p>
          </table:table-cell>
          <table:table-cell office:value-type="float" office:value="0.049475" calcext:value-type="float">
            <text:p>0.049475</text:p>
          </table:table-cell>
          <table:table-cell office:value-type="float" office:value="40.005367" calcext:value-type="float">
            <text:p>40.005367</text:p>
          </table:table-cell>
          <table:table-cell office:value-type="float" office:value="0.016301" calcext:value-type="float">
            <text:p>0.016301</text:p>
          </table:table-cell>
          <table:table-cell office:value-type="float" office:value="40" calcext:value-type="float">
            <text:p>40</text:p>
          </table:table-cell>
          <table:table-cell office:value-type="float" office:value="0.196513" calcext:value-type="float">
            <text:p>0.196513</text:p>
          </table:table-cell>
          <table:table-cell office:value-type="float" office:value="0.064746" calcext:value-type="float">
            <text:p>0.064746</text:p>
          </table:table-cell>
          <table:table-cell/>
          <table:table-cell table:formula="of:=[.B4]/[.$T$7]" office:value-type="float" office:value="0.0294677891205403" calcext:value-type="float">
            <text:p>0.0294677891205403</text:p>
          </table:table-cell>
          <table:table-cell/>
          <table:table-cell table:formula="of:=[.J4]*100" office:value-type="float" office:value="2.94677891205403" calcext:value-type="float">
            <text:p>2.94677891205403</text:p>
          </table:table-cell>
          <table:table-cell/>
          <table:table-cell table:formula="of:=[.B4]/([.$T$7] + [.$X$7])" office:value-type="float" office:value="0.0286251176271857" calcext:value-type="float">
            <text:p>0.0286251176271857</text:p>
          </table:table-cell>
          <table:table-cell/>
          <table:table-cell table:formula="of:=[.N4]*100" office:value-type="float" office:value="2.86251176271857" calcext:value-type="float">
            <text:p>2.86251176271857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inderella Carousel </text:p>
          </table:table-cell>
          <table:table-cell office:value-type="float" office:value="17.89257" calcext:value-type="float">
            <text:p>17.89257</text:p>
          </table:table-cell>
          <table:table-cell office:value-type="float" office:value="0.061943" calcext:value-type="float">
            <text:p>0.061943</text:p>
          </table:table-cell>
          <table:table-cell office:value-type="float" office:value="13.99324" calcext:value-type="float">
            <text:p>13.99324</text:p>
          </table:table-cell>
          <table:table-cell office:value-type="float" office:value="0.015257" calcext:value-type="float">
            <text:p>0.015257</text:p>
          </table:table-cell>
          <table:table-cell office:value-type="float" office:value="14" calcext:value-type="float">
            <text:p>14</text:p>
          </table:table-cell>
          <table:table-cell office:value-type="float" office:value="0.246032" calcext:value-type="float">
            <text:p>0.246032</text:p>
          </table:table-cell>
          <table:table-cell office:value-type="float" office:value="0.060599" calcext:value-type="float">
            <text:p>0.060599</text:p>
          </table:table-cell>
          <table:table-cell/>
          <table:table-cell table:formula="of:=[.B5]/[.$T$7]" office:value-type="float" office:value="0.026135595202676" calcext:value-type="float">
            <text:p>0.026135595202676</text:p>
          </table:table-cell>
          <table:table-cell/>
          <table:table-cell table:formula="of:=[.J5]*100" office:value-type="float" office:value="2.6135595202676" calcext:value-type="float">
            <text:p>2.6135595202676</text:p>
          </table:table-cell>
          <table:table-cell/>
          <table:table-cell table:formula="of:=[.B5]/([.$T$7] + [.$X$7])" office:value-type="float" office:value="0.0253882123247457" calcext:value-type="float">
            <text:p>0.0253882123247457</text:p>
          </table:table-cell>
          <table:table-cell/>
          <table:table-cell table:formula="of:=[.N5]*100" office:value-type="float" office:value="2.53882123247457" calcext:value-type="float">
            <text:p>2.53882123247457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uffy And Friends Play House </text:p>
          </table:table-cell>
          <table:table-cell office:value-type="float" office:value="10.658041" calcext:value-type="float">
            <text:p>10.658041</text:p>
          </table:table-cell>
          <table:table-cell office:value-type="float" office:value="0.046516" calcext:value-type="float">
            <text:p>0.046516</text:p>
          </table:table-cell>
          <table:table-cell office:value-type="float" office:value="28.99691" calcext:value-type="float">
            <text:p>28.99691</text:p>
          </table:table-cell>
          <table:table-cell office:value-type="float" office:value="0.011226" calcext:value-type="float">
            <text:p>0.011226</text:p>
          </table:table-cell>
          <table:table-cell office:value-type="float" office:value="29" calcext:value-type="float">
            <text:p>29</text:p>
          </table:table-cell>
          <table:table-cell office:value-type="float" office:value="0.184757" calcext:value-type="float">
            <text:p>0.184757</text:p>
          </table:table-cell>
          <table:table-cell office:value-type="float" office:value="0.044589" calcext:value-type="float">
            <text:p>0.044589</text:p>
          </table:table-cell>
          <table:table-cell/>
          <table:table-cell table:formula="of:=[.B6]/[.$T$7]" office:value-type="float" office:value="0.0155681517652033" calcext:value-type="float">
            <text:p>0.0155681517652033</text:p>
          </table:table-cell>
          <table:table-cell/>
          <table:table-cell table:formula="of:=[.J6]*100" office:value-type="float" office:value="1.55681517652033" calcext:value-type="float">
            <text:p>1.55681517652033</text:p>
          </table:table-cell>
          <table:table-cell/>
          <table:table-cell table:formula="of:=[.B6]/([.$T$7] + [.$X$7])" office:value-type="float" office:value="0.0151229592995218" calcext:value-type="float">
            <text:p>0.0151229592995218</text:p>
          </table:table-cell>
          <table:table-cell/>
          <table:table-cell table:formula="of:=[.N6]*100" office:value-type="float" office:value="1.51229592995218" calcext:value-type="float">
            <text:p>1.51229592995218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otal lambda</text:p>
          </table:table-cell>
          <table:table-cell/>
          <table:table-cell office:value-type="string" calcext:value-type="string">
            <text:p>Mean Lambda</text:p>
          </table:table-cell>
          <table:table-cell/>
          <table:table-cell office:value-type="string" calcext:value-type="string">
            <text:p>Median Lambda</text:p>
          </table:table-cell>
        </table:table-row>
        <table:table-row table:style-name="ro1">
          <table:table-cell office:value-type="string" calcext:value-type="string">
            <text:p>RC Racer </text:p>
          </table:table-cell>
          <table:table-cell office:value-type="float" office:value="4.405424" calcext:value-type="float">
            <text:p>4.405424</text:p>
          </table:table-cell>
          <table:table-cell office:value-type="float" office:value="0.023463" calcext:value-type="float">
            <text:p>0.023463</text:p>
          </table:table-cell>
          <table:table-cell office:value-type="float" office:value="37.018763" calcext:value-type="float">
            <text:p>37.018763</text:p>
          </table:table-cell>
          <table:table-cell office:value-type="float" office:value="0.042366" calcext:value-type="float">
            <text:p>0.042366</text:p>
          </table:table-cell>
          <table:table-cell office:value-type="float" office:value="37" calcext:value-type="float">
            <text:p>37</text:p>
          </table:table-cell>
          <table:table-cell office:value-type="float" office:value="0.093195" calcext:value-type="float">
            <text:p>0.093195</text:p>
          </table:table-cell>
          <table:table-cell office:value-type="float" office:value="0.168273" calcext:value-type="float">
            <text:p>0.168273</text:p>
          </table:table-cell>
          <table:table-cell/>
          <table:table-cell table:formula="of:=[.B7]/[.$T$7]" office:value-type="float" office:value="0.00643498269729579" calcext:value-type="float">
            <text:p>0.00643498269729579</text:p>
          </table:table-cell>
          <table:table-cell/>
          <table:table-cell table:formula="of:=[.J7]*100" office:value-type="float" office:value="0.643498269729579" calcext:value-type="float">
            <text:p>0.643498269729579</text:p>
          </table:table-cell>
          <table:table-cell/>
          <table:table-cell table:formula="of:=[.B7]/([.$T$7] + [.$X$7])" office:value-type="float" office:value="0.0062509656182723" calcext:value-type="float">
            <text:p>0.0062509656182723</text:p>
          </table:table-cell>
          <table:table-cell/>
          <table:table-cell table:formula="of:=[.N7]*100" office:value-type="float" office:value="0.62509656182723" calcext:value-type="float">
            <text:p>0.6250965618272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SUM([.B:.B])" office:value-type="float" office:value="684.605415" calcext:value-type="float">
            <text:p>684.605415</text:p>
          </table:table-cell>
          <table:table-cell/>
          <table:table-cell table:formula="of:=AVERAGE([.B:.B])" office:value-type="float" office:value="34.23027075" calcext:value-type="float">
            <text:p>34.23027075</text:p>
          </table:table-cell>
          <table:table-cell/>
          <table:table-cell table:formula="of:=MEDIAN([.B:.B])" office:value-type="float" office:value="20.1535405" calcext:value-type="float">
            <text:p>20.1535405</text:p>
          </table:table-cell>
        </table:table-row>
        <table:table-row table:style-name="ro1">
          <table:table-cell office:value-type="string" calcext:value-type="string">
            <text:p>Jungle River Cruise </text:p>
          </table:table-cell>
          <table:table-cell office:value-type="float" office:value="18.723122" calcext:value-type="float">
            <text:p>18.723122</text:p>
          </table:table-cell>
          <table:table-cell office:value-type="float" office:value="0.045169" calcext:value-type="float">
            <text:p>0.045169</text:p>
          </table:table-cell>
          <table:table-cell office:value-type="float" office:value="17.709928" calcext:value-type="float">
            <text:p>17.709928</text:p>
          </table:table-cell>
          <table:table-cell office:value-type="float" office:value="0.334422" calcext:value-type="float">
            <text:p>0.334422</text:p>
          </table:table-cell>
          <table:table-cell office:value-type="float" office:value="18" calcext:value-type="float">
            <text:p>18</text:p>
          </table:table-cell>
          <table:table-cell office:value-type="float" office:value="0.17941" calcext:value-type="float">
            <text:p>0.17941</text:p>
          </table:table-cell>
          <table:table-cell office:value-type="float" office:value="1.328299" calcext:value-type="float">
            <text:p>1.328299</text:p>
          </table:table-cell>
          <table:table-cell/>
          <table:table-cell table:formula="of:=[.B8]/[.$T$7]" office:value-type="float" office:value="0.0273487787121871" calcext:value-type="float">
            <text:p>0.0273487787121871</text:p>
          </table:table-cell>
          <table:table-cell/>
          <table:table-cell table:formula="of:=[.J8]*100" office:value-type="float" office:value="2.73487787121871" calcext:value-type="float">
            <text:p>2.73487787121871</text:p>
          </table:table-cell>
          <table:table-cell/>
          <table:table-cell table:formula="of:=[.B8]/([.$T$7] + [.$X$7])" office:value-type="float" office:value="0.0265667032023973" calcext:value-type="float">
            <text:p>0.0265667032023973</text:p>
          </table:table-cell>
          <table:table-cell/>
          <table:table-cell table:formula="of:=[.N8]*100" office:value-type="float" office:value="2.65667032023973" calcext:value-type="float">
            <text:p>2.6566703202397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he Royal Reception Hall </text:p>
          </table:table-cell>
          <table:table-cell office:value-type="float" office:value="22.58281" calcext:value-type="float">
            <text:p>22.58281</text:p>
          </table:table-cell>
          <table:table-cell office:value-type="float" office:value="0.084156" calcext:value-type="float">
            <text:p>0.084156</text:p>
          </table:table-cell>
          <table:table-cell office:value-type="float" office:value="43.583601" calcext:value-type="float">
            <text:p>43.583601</text:p>
          </table:table-cell>
          <table:table-cell office:value-type="float" office:value="0.558326" calcext:value-type="float">
            <text:p>0.558326</text:p>
          </table:table-cell>
          <table:table-cell office:value-type="float" office:value="44" calcext:value-type="float">
            <text:p>44</text:p>
          </table:table-cell>
          <table:table-cell office:value-type="float" office:value="0.334262" calcext:value-type="float">
            <text:p>0.334262</text:p>
          </table:table-cell>
          <table:table-cell office:value-type="float" office:value="2.217629" calcext:value-type="float">
            <text:p>2.217629</text:p>
          </table:table-cell>
          <table:table-cell/>
          <table:table-cell table:formula="of:=[.B9]/[.$T$7]" office:value-type="float" office:value="0.0329866073291284" calcext:value-type="float">
            <text:p>0.0329866073291284</text:p>
          </table:table-cell>
          <table:table-cell/>
          <table:table-cell table:formula="of:=[.J9]*100" office:value-type="float" office:value="3.29866073291284" calcext:value-type="float">
            <text:p>3.29866073291284</text:p>
          </table:table-cell>
          <table:table-cell/>
          <table:table-cell table:formula="of:=[.B9]/([.$T$7] + [.$X$7])" office:value-type="float" office:value="0.0320433104450278" calcext:value-type="float">
            <text:p>0.0320433104450278</text:p>
          </table:table-cell>
          <table:table-cell/>
          <table:table-cell table:formula="of:=[.N9]*100" office:value-type="float" office:value="3.20433104450278" calcext:value-type="float">
            <text:p>3.20433104450278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rbitron </text:p>
          </table:table-cell>
          <table:table-cell office:value-type="float" office:value="33.696713" calcext:value-type="float">
            <text:p>33.696713</text:p>
          </table:table-cell>
          <table:table-cell office:value-type="float" office:value="0.061979" calcext:value-type="float">
            <text:p>0.061979</text:p>
          </table:table-cell>
          <table:table-cell office:value-type="float" office:value="19.848723" calcext:value-type="float">
            <text:p>19.848723</text:p>
          </table:table-cell>
          <table:table-cell office:value-type="float" office:value="0.174413" calcext:value-type="float">
            <text:p>0.174413</text:p>
          </table:table-cell>
          <table:table-cell office:value-type="float" office:value="20" calcext:value-type="float">
            <text:p>20</text:p>
          </table:table-cell>
          <table:table-cell office:value-type="float" office:value="0.246177" calcext:value-type="float">
            <text:p>0.246177</text:p>
          </table:table-cell>
          <table:table-cell office:value-type="float" office:value="0.692753" calcext:value-type="float">
            <text:p>0.692753</text:p>
          </table:table-cell>
          <table:table-cell/>
          <table:table-cell table:formula="of:=[.B10]/[.$T$7]" office:value-type="float" office:value="0.0492206346337474" calcext:value-type="float">
            <text:p>0.0492206346337474</text:p>
          </table:table-cell>
          <table:table-cell/>
          <table:table-cell table:formula="of:=[.J10]*100" office:value-type="float" office:value="4.92206346337474" calcext:value-type="float">
            <text:p>4.92206346337474</text:p>
          </table:table-cell>
          <table:table-cell/>
          <table:table-cell table:formula="of:=[.B10]/([.$T$7] + [.$X$7])" office:value-type="float" office:value="0.0478131036676128" calcext:value-type="float">
            <text:p>0.0478131036676128</text:p>
          </table:table-cell>
          <table:table-cell/>
          <table:table-cell table:formula="of:=[.N10]*100" office:value-type="float" office:value="4.78131036676128" calcext:value-type="float">
            <text:p>4.78131036676128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ron Man Tech Showcase </text:p>
          </table:table-cell>
          <table:table-cell office:value-type="float" office:value="11.40657" calcext:value-type="float">
            <text:p>11.40657</text:p>
          </table:table-cell>
          <table:table-cell office:value-type="float" office:value="0.053686" calcext:value-type="float">
            <text:p>0.053686</text:p>
          </table:table-cell>
          <table:table-cell office:value-type="float" office:value="49.000839" calcext:value-type="float">
            <text:p>49.000839</text:p>
          </table:table-cell>
          <table:table-cell office:value-type="float" office:value="0.029281" calcext:value-type="float">
            <text:p>0.029281</text:p>
          </table:table-cell>
          <table:table-cell office:value-type="float" office:value="49" calcext:value-type="float">
            <text:p>49</text:p>
          </table:table-cell>
          <table:table-cell office:value-type="float" office:value="0.213237" calcext:value-type="float">
            <text:p>0.213237</text:p>
          </table:table-cell>
          <table:table-cell office:value-type="float" office:value="0.116303" calcext:value-type="float">
            <text:p>0.116303</text:p>
          </table:table-cell>
          <table:table-cell/>
          <table:table-cell table:formula="of:=[.B11]/[.$T$7]" office:value-type="float" office:value="0.0166615246535846" calcext:value-type="float">
            <text:p>0.0166615246535846</text:p>
          </table:table-cell>
          <table:table-cell/>
          <table:table-cell table:formula="of:=[.J11]*100" office:value-type="float" office:value="1.66615246535846" calcext:value-type="float">
            <text:p>1.66615246535846</text:p>
          </table:table-cell>
          <table:table-cell/>
          <table:table-cell table:formula="of:=[.B11]/([.$T$7] + [.$X$7])" office:value-type="float" office:value="0.0161850657036454" calcext:value-type="float">
            <text:p>0.0161850657036454</text:p>
          </table:table-cell>
          <table:table-cell/>
          <table:table-cell table:formula="of:=[.N11]*100" office:value-type="float" office:value="1.61850657036454" calcext:value-type="float">
            <text:p>1.6185065703645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Show’s percentage</text:p>
          </table:table-cell>
        </table:table-row>
        <table:table-row table:style-name="ro1">
          <table:table-cell office:value-type="string" calcext:value-type="string">
            <text:p>The Many Adventures of Winnie the Pooh </text:p>
          </table:table-cell>
          <table:table-cell office:value-type="float" office:value="20.133273" calcext:value-type="float">
            <text:p>20.133273</text:p>
          </table:table-cell>
          <table:table-cell office:value-type="float" office:value="0.045839" calcext:value-type="float">
            <text:p>0.045839</text:p>
          </table:table-cell>
          <table:table-cell office:value-type="float" office:value="27.900388" calcext:value-type="float">
            <text:p>27.900388</text:p>
          </table:table-cell>
          <table:table-cell office:value-type="float" office:value="0.239423" calcext:value-type="float">
            <text:p>0.239423</text:p>
          </table:table-cell>
          <table:table-cell office:value-type="float" office:value="28" calcext:value-type="float">
            <text:p>28</text:p>
          </table:table-cell>
          <table:table-cell office:value-type="float" office:value="0.182068" calcext:value-type="float">
            <text:p>0.182068</text:p>
          </table:table-cell>
          <table:table-cell office:value-type="float" office:value="0.950969" calcext:value-type="float">
            <text:p>0.950969</text:p>
          </table:table-cell>
          <table:table-cell/>
          <table:table-cell table:formula="of:=[.B12]/[.$T$7]" office:value-type="float" office:value="0.0294085798313471" calcext:value-type="float">
            <text:p>0.0294085798313471</text:p>
          </table:table-cell>
          <table:table-cell/>
          <table:table-cell table:formula="of:=[.J12]*100" office:value-type="float" office:value="2.94085798313471" calcext:value-type="float">
            <text:p>2.94085798313471</text:p>
          </table:table-cell>
          <table:table-cell/>
          <table:table-cell table:formula="of:=[.B12]/([.$T$7] + [.$X$7])" office:value-type="float" office:value="0.0285676015081159" calcext:value-type="float">
            <text:p>0.0285676015081159</text:p>
          </table:table-cell>
          <table:table-cell/>
          <table:table-cell table:formula="of:=[.N12]*100" office:value-type="float" office:value="2.85676015081159" calcext:value-type="float">
            <text:p>2.85676015081159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5"/>
          <table:table-cell table:formula="of:=1-SUM([.N:.N])" office:value-type="float" office:value="0.0285963595676508" calcext:value-type="float">
            <text:p>0.0285963595676508</text:p>
          </table:table-cell>
        </table:table-row>
        <table:table-row table:style-name="ro1">
          <table:table-cell office:value-type="string" calcext:value-type="string">
            <text:p>It's a Small World </text:p>
          </table:table-cell>
          <table:table-cell office:value-type="float" office:value="17.705519" calcext:value-type="float">
            <text:p>17.705519</text:p>
          </table:table-cell>
          <table:table-cell office:value-type="float" office:value="0.077564" calcext:value-type="float">
            <text:p>0.077564</text:p>
          </table:table-cell>
          <table:table-cell office:value-type="float" office:value="14.989528" calcext:value-type="float">
            <text:p>14.989528</text:p>
          </table:table-cell>
          <table:table-cell office:value-type="float" office:value="0.032907" calcext:value-type="float">
            <text:p>0.032907</text:p>
          </table:table-cell>
          <table:table-cell office:value-type="float" office:value="15" calcext:value-type="float">
            <text:p>15</text:p>
          </table:table-cell>
          <table:table-cell office:value-type="float" office:value="0.308077" calcext:value-type="float">
            <text:p>0.308077</text:p>
          </table:table-cell>
          <table:table-cell office:value-type="float" office:value="0.130704" calcext:value-type="float">
            <text:p>0.130704</text:p>
          </table:table-cell>
          <table:table-cell/>
          <table:table-cell table:formula="of:=[.B13]/[.$T$7]" office:value-type="float" office:value="0.0258623706620842" calcext:value-type="float">
            <text:p>0.0258623706620842</text:p>
          </table:table-cell>
          <table:table-cell/>
          <table:table-cell table:formula="of:=[.J13]*100" office:value-type="float" office:value="2.58623706620842" calcext:value-type="float">
            <text:p>2.58623706620842</text:p>
          </table:table-cell>
          <table:table-cell/>
          <table:table-cell table:formula="of:=[.B13]/([.$T$7] + [.$X$7])" office:value-type="float" office:value="0.0251228010113594" calcext:value-type="float">
            <text:p>0.0251228010113594</text:p>
          </table:table-cell>
          <table:table-cell/>
          <table:table-cell table:formula="of:=[.N13]*100" office:value-type="float" office:value="2.51228010113594" calcext:value-type="float">
            <text:p>2.5122801011359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fts To Tarzan's Treehouse </text:p>
          </table:table-cell>
          <table:table-cell office:value-type="float" office:value="12.273907" calcext:value-type="float">
            <text:p>12.273907</text:p>
          </table:table-cell>
          <table:table-cell office:value-type="float" office:value="0.042697" calcext:value-type="float">
            <text:p>0.042697</text:p>
          </table:table-cell>
          <table:table-cell office:value-type="float" office:value="11.911499" calcext:value-type="float">
            <text:p>11.911499</text:p>
          </table:table-cell>
          <table:table-cell office:value-type="float" office:value="0.396213" calcext:value-type="float">
            <text:p>0.396213</text:p>
          </table:table-cell>
          <table:table-cell office:value-type="float" office:value="12" calcext:value-type="float">
            <text:p>12</text:p>
          </table:table-cell>
          <table:table-cell office:value-type="float" office:value="0.16959" calcext:value-type="float">
            <text:p>0.16959</text:p>
          </table:table-cell>
          <table:table-cell office:value-type="float" office:value="1.573727" calcext:value-type="float">
            <text:p>1.573727</text:p>
          </table:table-cell>
          <table:table-cell/>
          <table:table-cell table:formula="of:=[.B14]/[.$T$7]" office:value-type="float" office:value="0.0179284398444321" calcext:value-type="float">
            <text:p>0.0179284398444321</text:p>
          </table:table-cell>
          <table:table-cell/>
          <table:table-cell table:formula="of:=[.J14]*100" office:value-type="float" office:value="1.79284398444321" calcext:value-type="float">
            <text:p>1.79284398444321</text:p>
          </table:table-cell>
          <table:table-cell/>
          <table:table-cell table:formula="of:=[.B14]/([.$T$7] + [.$X$7])" office:value-type="float" office:value="0.0174157517321538" calcext:value-type="float">
            <text:p>0.0174157517321538</text:p>
          </table:table-cell>
          <table:table-cell/>
          <table:table-cell table:formula="of:=[.N14]*100" office:value-type="float" office:value="1.74157517321538" calcext:value-type="float">
            <text:p>1.74157517321538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table:formula="of:=[.X12]*100" office:value-type="float" office:value="2.85963595676508" calcext:value-type="float">
            <text:p>2.85963595676508</text:p>
          </table:table-cell>
        </table:table-row>
        <table:table-row table:style-name="ro1">
          <table:table-cell office:value-type="string" calcext:value-type="string">
            <text:p>Ant-Man and The Wasp </text:p>
          </table:table-cell>
          <table:table-cell office:value-type="float" office:value="28.933433" calcext:value-type="float">
            <text:p>28.933433</text:p>
          </table:table-cell>
          <table:table-cell office:value-type="float" office:value="0.061119" calcext:value-type="float">
            <text:p>0.061119</text:p>
          </table:table-cell>
          <table:table-cell office:value-type="float" office:value="14.036086" calcext:value-type="float">
            <text:p>14.036086</text:p>
          </table:table-cell>
          <table:table-cell office:value-type="float" office:value="0.14865" calcext:value-type="float">
            <text:p>0.14865</text:p>
          </table:table-cell>
          <table:table-cell office:value-type="float" office:value="14" calcext:value-type="float">
            <text:p>14</text:p>
          </table:table-cell>
          <table:table-cell office:value-type="float" office:value="0.24276" calcext:value-type="float">
            <text:p>0.24276</text:p>
          </table:table-cell>
          <table:table-cell office:value-type="float" office:value="0.590427" calcext:value-type="float">
            <text:p>0.590427</text:p>
          </table:table-cell>
          <table:table-cell/>
          <table:table-cell table:formula="of:=[.B15]/[.$T$7]" office:value-type="float" office:value="0.0422629333131991" calcext:value-type="float">
            <text:p>0.0422629333131991</text:p>
          </table:table-cell>
          <table:table-cell/>
          <table:table-cell table:formula="of:=[.J15]*100" office:value-type="float" office:value="4.22629333131991" calcext:value-type="float">
            <text:p>4.22629333131991</text:p>
          </table:table-cell>
          <table:table-cell/>
          <table:table-cell table:formula="of:=[.B15]/([.$T$7] + [.$X$7])" office:value-type="float" office:value="0.0410543672757912" calcext:value-type="float">
            <text:p>0.0410543672757912</text:p>
          </table:table-cell>
          <table:table-cell/>
          <table:table-cell table:formula="of:=[.N15]*100" office:value-type="float" office:value="4.10543672757912" calcext:value-type="float">
            <text:p>4.10543672757912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linky Dog Spin </text:p>
          </table:table-cell>
          <table:table-cell office:value-type="float" office:value="78.778462" calcext:value-type="float">
            <text:p>78.778462</text:p>
          </table:table-cell>
          <table:table-cell office:value-type="float" office:value="0.142577" calcext:value-type="float">
            <text:p>0.142577</text:p>
          </table:table-cell>
          <table:table-cell office:value-type="float" office:value="31.683261" calcext:value-type="float">
            <text:p>31.683261</text:p>
          </table:table-cell>
          <table:table-cell office:value-type="float" office:value="0.184328" calcext:value-type="float">
            <text:p>0.184328</text:p>
          </table:table-cell>
          <table:table-cell office:value-type="float" office:value="32" calcext:value-type="float">
            <text:p>32</text:p>
          </table:table-cell>
          <table:table-cell office:value-type="float" office:value="0.566306" calcext:value-type="float">
            <text:p>0.566306</text:p>
          </table:table-cell>
          <table:table-cell office:value-type="float" office:value="0.732138" calcext:value-type="float">
            <text:p>0.732138</text:p>
          </table:table-cell>
          <table:table-cell/>
          <table:table-cell table:formula="of:=[.B16]/[.$T$7]" office:value-type="float" office:value="0.115071339305723" calcext:value-type="float">
            <text:p>0.115071339305723</text:p>
          </table:table-cell>
          <table:table-cell/>
          <table:table-cell table:formula="of:=[.J16]*100" office:value-type="float" office:value="11.5071339305723" calcext:value-type="float">
            <text:p>11.5071339305723</text:p>
          </table:table-cell>
          <table:table-cell/>
          <table:table-cell table:formula="of:=[.B16]/([.$T$7] + [.$X$7])" office:value-type="float" office:value="0.111780717911005" calcext:value-type="float">
            <text:p>0.111780717911005</text:p>
          </table:table-cell>
          <table:table-cell/>
          <table:table-cell table:formula="of:=[.N16]*100" office:value-type="float" office:value="11.1780717911005" calcext:value-type="float">
            <text:p>11.1780717911005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table:formula="of:=SUM([.R:.R])" office:value-type="float" office:value="99.9922930558986" calcext:value-type="float">
            <text:p>99.992293055898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ystic Manor </text:p>
          </table:table-cell>
          <table:table-cell office:value-type="float" office:value="34.229873" calcext:value-type="float">
            <text:p>34.229873</text:p>
          </table:table-cell>
          <table:table-cell office:value-type="float" office:value="0.060644" calcext:value-type="float">
            <text:p>0.060644</text:p>
          </table:table-cell>
          <table:table-cell office:value-type="float" office:value="29.482159" calcext:value-type="float">
            <text:p>29.482159</text:p>
          </table:table-cell>
          <table:table-cell office:value-type="float" office:value="0.433698" calcext:value-type="float">
            <text:p>0.433698</text:p>
          </table:table-cell>
          <table:table-cell office:value-type="float" office:value="30" calcext:value-type="float">
            <text:p>30</text:p>
          </table:table-cell>
          <table:table-cell office:value-type="float" office:value="0.240875" calcext:value-type="float">
            <text:p>0.240875</text:p>
          </table:table-cell>
          <table:table-cell office:value-type="float" office:value="1.722616" calcext:value-type="float">
            <text:p>1.722616</text:p>
          </table:table-cell>
          <table:table-cell/>
          <table:table-cell table:formula="of:=[.B17]/[.$T$7]" office:value-type="float" office:value="0.0499994190083933" calcext:value-type="float">
            <text:p>0.0499994190083933</text:p>
          </table:table-cell>
          <table:table-cell/>
          <table:table-cell table:formula="of:=[.J17]*100" office:value-type="float" office:value="4.99994190083933" calcext:value-type="float">
            <text:p>4.99994190083933</text:p>
          </table:table-cell>
          <table:table-cell/>
          <table:table-cell table:formula="of:=[.B17]/([.$T$7] + [.$X$7])" office:value-type="float" office:value="0.0485696176442557" calcext:value-type="float">
            <text:p>0.0485696176442557</text:p>
          </table:table-cell>
          <table:table-cell/>
          <table:table-cell table:formula="of:=[.N17]*100" office:value-type="float" office:value="4.85696176442557" calcext:value-type="float">
            <text:p>4.85696176442557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d Hatter Tea Cups </text:p>
          </table:table-cell>
          <table:table-cell office:value-type="float" office:value="37.716957" calcext:value-type="float">
            <text:p>37.716957</text:p>
          </table:table-cell>
          <table:table-cell office:value-type="float" office:value="0.09799" calcext:value-type="float">
            <text:p>0.09799</text:p>
          </table:table-cell>
          <table:table-cell office:value-type="float" office:value="17.871795" calcext:value-type="float">
            <text:p>17.871795</text:p>
          </table:table-cell>
          <table:table-cell office:value-type="float" office:value="0.261421" calcext:value-type="float">
            <text:p>0.261421</text:p>
          </table:table-cell>
          <table:table-cell office:value-type="float" office:value="18" calcext:value-type="float">
            <text:p>18</text:p>
          </table:table-cell>
          <table:table-cell office:value-type="float" office:value="0.389207" calcext:value-type="float">
            <text:p>0.389207</text:p>
          </table:table-cell>
          <table:table-cell office:value-type="float" office:value="1.038342" calcext:value-type="float">
            <text:p>1.038342</text:p>
          </table:table-cell>
          <table:table-cell/>
          <table:table-cell table:formula="of:=[.B18]/[.$T$7]" office:value-type="float" office:value="0.055092986665903" calcext:value-type="float">
            <text:p>0.055092986665903</text:p>
          </table:table-cell>
          <table:table-cell/>
          <table:table-cell table:formula="of:=[.J18]*100" office:value-type="float" office:value="5.5092986665903" calcext:value-type="float">
            <text:p>5.5092986665903</text:p>
          </table:table-cell>
          <table:table-cell/>
          <table:table-cell table:formula="of:=[.B18]/([.$T$7] + [.$X$7])" office:value-type="float" office:value="0.0535175278095491" calcext:value-type="float">
            <text:p>0.0535175278095491</text:p>
          </table:table-cell>
          <table:table-cell/>
          <table:table-cell table:formula="of:=[.N18]*100" office:value-type="float" office:value="5.35175278095491" calcext:value-type="float">
            <text:p>5.35175278095491</text:p>
          </table:table-cell>
          <table:table-cell/>
          <table:table-cell office:value-type="float" office:value="5.35175278095491" calcext:value-type="float">
            <text:p>5.3517527809549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ickey's PhillarMagic </text:p>
          </table:table-cell>
          <table:table-cell office:value-type="float" office:value="36.816901" calcext:value-type="float">
            <text:p>36.816901</text:p>
          </table:table-cell>
          <table:table-cell office:value-type="float" office:value="0.126167" calcext:value-type="float">
            <text:p>0.126167</text:p>
          </table:table-cell>
          <table:table-cell office:value-type="float" office:value="11.427273" calcext:value-type="float">
            <text:p>11.427273</text:p>
          </table:table-cell>
          <table:table-cell office:value-type="float" office:value="0.28993" calcext:value-type="float">
            <text:p>0.28993</text:p>
          </table:table-cell>
          <table:table-cell office:value-type="float" office:value="12" calcext:value-type="float">
            <text:p>12</text:p>
          </table:table-cell>
          <table:table-cell office:value-type="float" office:value="0.501128" calcext:value-type="float">
            <text:p>0.501128</text:p>
          </table:table-cell>
          <table:table-cell office:value-type="float" office:value="1.151578" calcext:value-type="float">
            <text:p>1.151578</text:p>
          </table:table-cell>
          <table:table-cell/>
          <table:table-cell table:formula="of:=[.B19]/[.$T$7]" office:value-type="float" office:value="0.0537782789813312" calcext:value-type="float">
            <text:p>0.0537782789813312</text:p>
          </table:table-cell>
          <table:table-cell/>
          <table:table-cell table:formula="of:=[.J19]*100" office:value-type="float" office:value="5.37782789813312" calcext:value-type="float">
            <text:p>5.37782789813312</text:p>
          </table:table-cell>
          <table:table-cell/>
          <table:table-cell table:formula="of:=[.B19]/([.$T$7] + [.$X$7])" office:value-type="float" office:value="0.0522404159786516" calcext:value-type="float">
            <text:p>0.0522404159786516</text:p>
          </table:table-cell>
          <table:table-cell/>
          <table:table-cell table:formula="of:=[.N19]*100" office:value-type="float" office:value="5.22404159786516" calcext:value-type="float">
            <text:p>5.22404159786516</text:p>
          </table:table-cell>
          <table:table-cell/>
          <table:table-cell office:value-type="float" office:value="5.22404159786516" calcext:value-type="float">
            <text:p>5.224041597865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ig Grizzly Mountain Runaway Mine Cars </text:p>
          </table:table-cell>
          <table:table-cell office:value-type="float" office:value="54.030336" calcext:value-type="float">
            <text:p>54.030336</text:p>
          </table:table-cell>
          <table:table-cell office:value-type="float" office:value="0.084395" calcext:value-type="float">
            <text:p>0.084395</text:p>
          </table:table-cell>
          <table:table-cell office:value-type="float" office:value="40.791356" calcext:value-type="float">
            <text:p>40.791356</text:p>
          </table:table-cell>
          <table:table-cell office:value-type="float" office:value="0.246562" calcext:value-type="float">
            <text:p>0.246562</text:p>
          </table:table-cell>
          <table:table-cell office:value-type="float" office:value="41" calcext:value-type="float">
            <text:p>41</text:p>
          </table:table-cell>
          <table:table-cell office:value-type="float" office:value="0.335209" calcext:value-type="float">
            <text:p>0.335209</text:p>
          </table:table-cell>
          <table:table-cell office:value-type="float" office:value="0.979324" calcext:value-type="float">
            <text:p>0.979324</text:p>
          </table:table-cell>
          <table:table-cell/>
          <table:table-cell table:formula="of:=[.B20]/[.$T$7]" office:value-type="float" office:value="0.0789218647941895" calcext:value-type="float">
            <text:p>0.0789218647941895</text:p>
          </table:table-cell>
          <table:table-cell/>
          <table:table-cell table:formula="of:=[.J20]*100" office:value-type="float" office:value="7.89218647941895" calcext:value-type="float">
            <text:p>7.89218647941895</text:p>
          </table:table-cell>
          <table:table-cell/>
          <table:table-cell table:formula="of:=[.B20]/([.$T$7] + [.$X$7])" office:value-type="float" office:value="0.0766649867707854" calcext:value-type="float">
            <text:p>0.0766649867707854</text:p>
          </table:table-cell>
          <table:table-cell/>
          <table:table-cell table:formula="of:=[.N20]*100" office:value-type="float" office:value="7.66649867707854" calcext:value-type="float">
            <text:p>7.66649867707854</text:p>
          </table:table-cell>
          <table:table-cell/>
          <table:table-cell office:value-type="float" office:value="7.66649867707854" calcext:value-type="float">
            <text:p>7.6664986770785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yperspace Mountain </text:p>
          </table:table-cell>
          <table:table-cell office:value-type="float" office:value="203.724878" calcext:value-type="float">
            <text:p>203.724878</text:p>
          </table:table-cell>
          <table:table-cell office:value-type="float" office:value="0.161668" calcext:value-type="float">
            <text:p>0.161668</text:p>
          </table:table-cell>
          <table:table-cell office:value-type="float" office:value="22.042516" calcext:value-type="float">
            <text:p>22.042516</text:p>
          </table:table-cell>
          <table:table-cell office:value-type="float" office:value="0.106911" calcext:value-type="float">
            <text:p>0.106911</text:p>
          </table:table-cell>
          <table:table-cell office:value-type="float" office:value="22" calcext:value-type="float">
            <text:p>22</text:p>
          </table:table-cell>
          <table:table-cell office:value-type="float" office:value="0.642133" calcext:value-type="float">
            <text:p>0.642133</text:p>
          </table:table-cell>
          <table:table-cell office:value-type="float" office:value="0.424641" calcext:value-type="float">
            <text:p>0.424641</text:p>
          </table:table-cell>
          <table:table-cell/>
          <table:table-cell table:formula="of:=[.B21]/[.$T$7]" office:value-type="float" office:value="0.297579997961307" calcext:value-type="float">
            <text:p>0.297579997961307</text:p>
          </table:table-cell>
          <table:table-cell/>
          <table:table-cell table:formula="of:=[.J21]*100" office:value-type="float" office:value="29.7579997961307" calcext:value-type="float">
            <text:p>29.7579997961307</text:p>
          </table:table-cell>
          <table:table-cell/>
          <table:table-cell table:formula="of:=[.B21]/([.$T$7] + [.$X$7])" office:value-type="float" office:value="0.289070293339465" calcext:value-type="float">
            <text:p>0.289070293339465</text:p>
          </table:table-cell>
          <table:table-cell/>
          <table:table-cell table:formula="of:=[.N21]*100" office:value-type="float" office:value="28.9070293339465" calcext:value-type="float">
            <text:p>28.9070293339465</text:p>
          </table:table-cell>
          <table:table-cell/>
          <table:table-cell office:value-type="float" office:value="23.75" calcext:value-type="float">
            <text:p>23.75</text:p>
          </table:table-cell>
          <table:table-cell table:number-columns-repeated="6"/>
        </table:table-row>
        <table:table-row table:style-name="ro1">
          <table:table-cell table:number-columns-repeated="17"/>
          <table:table-cell office:value-type="float" office:value="3" calcext:value-type="float">
            <text:p>3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0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2-02T19:21:16.065201312</dc:date>
    <meta:editing-duration>PT15M57S</meta:editing-duration>
    <meta:editing-cycles>1</meta:editing-cycles>
    <meta:document-statistic meta:table-count="1" meta:cell-count="274" meta:object-count="0"/>
    <meta:generator>LibreOffice/7.6.4.1$Linux_X86_64 LibreOffice_project/60$Build-1</meta:generator>
  </office:meta>
</office:document-meta>
</file>